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12.4cm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7.4cm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7.2cm"/>
    </style:style>
    <style:style style:name="gr4" style:family="graphic" style:parent-style-name="standard">
      <style:graphic-properties draw:textarea-horizontal-align="justify" draw:textarea-vertical-align="middle" draw:auto-grow-height="false" fo:min-height="1.638cm" fo:min-width="6.356cm"/>
    </style:style>
    <style:style style:name="gr5" style:family="graphic" style:parent-style-name="standard">
      <style:graphic-properties draw:textarea-horizontal-align="justify" draw:textarea-vertical-align="middle" draw:auto-grow-height="false" fo:min-height="1.55cm" fo:min-width="6.3cm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306cm" fo:min-width="2.258cm"/>
    </style:style>
    <style:style style:name="gr8" style:family="graphic" style:parent-style-name="standard">
      <style:graphic-properties draw:textarea-horizontal-align="justify" draw:textarea-vertical-align="middle" draw:auto-grow-height="false" fo:min-height="1.306cm" fo:min-width="2.33cm"/>
    </style:style>
    <style:style style:name="gr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5cm" fo:min-width="2.6cm"/>
    </style:style>
    <style:style style:name="gr10" style:family="graphic" style:parent-style-name="standard">
      <style:graphic-properties draw:textarea-horizontal-align="justify" draw:textarea-vertical-align="middle" draw:auto-grow-height="false" fo:min-height="1.35cm" fo:min-width="19.4cm"/>
    </style:style>
    <style:style style:name="gr11" style:family="graphic" style:parent-style-name="standard">
      <style:graphic-properties draw:textarea-horizontal-align="justify" draw:textarea-vertical-align="middle" draw:auto-grow-height="false" fo:min-height="1.197cm" fo:min-width="6.356cm"/>
    </style:style>
    <style:style style:name="gr12" style:family="graphic" style:parent-style-name="standard">
      <style:graphic-properties draw:textarea-horizontal-align="justify" draw:textarea-vertical-align="middle" draw:auto-grow-height="false" fo:min-height="1.25cm" fo:min-width="3.4cm"/>
    </style:style>
    <style:style style:name="gr13" style:family="graphic" style:parent-style-name="standard">
      <style:graphic-properties draw:textarea-horizontal-align="justify" draw:textarea-vertical-align="middle" draw:auto-grow-height="false" fo:min-height="1.25cm" fo:min-width="7.6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5" draw:id="id5" draw:layer="layout" svg:width="12.9cm" svg:height="1.6cm" svg:x="4cm" svg:y="5.5cm">
          <text:p text:style-name="P1">Introducir numero de filas y columnas, f y c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7.9cm" svg:height="1.5cm" svg:x="6.5cm" svg:y="7.8cm">
          <text:p text:style-name="P1">Introducir matrices a y b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7.7cm" svg:height="1.5cm" svg:x="6.6cm" svg:y="10cm">
          <text:p text:style-name="P1">Crear matriz resultado r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10.9cm" svg:height="3cm" svg:x="5cm" svg:y="12.2cm">
          <text:p text:style-name="P1">Desde v = 0</text:p>
          <text:p text:style-name="P1">Hasta v &lt; f</text:p>
          <text:p text:style-name="P1">Incremento v++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xml:id="id2" draw:id="id2" draw:layer="layout" svg:width="10.9cm" svg:height="3cm" svg:x="5cm" svg:y="15.9cm">
          <text:p text:style-name="P1">Desde h = 0</text:p>
          <text:p text:style-name="P1">Hasta h &lt; c</text:p>
          <text:p text:style-name="P1">Incremento h++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1" xml:id="id8" draw:id="id8" draw:layer="layout" svg:width="6.8cm" svg:height="1.8cm" svg:x="7.4cm" svg:y="23.5cm">
          <text:p text:style-name="P1">Imprimir matriz r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7.7cm" svg:height="1.5cm" svg:x="6.6cm" svg:y="19.7cm">
          <text:p text:style-name="P1">r[v][h]=m1[v][h]+m2[v][h]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.45cm" svg:y1="15.2cm" svg:x2="10.45cm" svg:y2="15.9cm" draw:start-shape="id1" draw:start-glue-point="6" draw:end-shape="id2" draw:end-glue-point="4" svg:d="M10450 15200v700" svg:viewBox="0 0 1 701">
          <text:p/>
        </draw:connector>
        <draw:connector draw:style-name="gr6" draw:text-style-name="P2" draw:layer="layout" svg:x1="10.45cm" svg:y1="18.9cm" svg:x2="10.45cm" svg:y2="19.7cm" draw:start-shape="id2" draw:start-glue-point="6" draw:end-shape="id3" draw:end-glue-point="0" svg:d="M10450 18900v800" svg:viewBox="0 0 1 801">
          <text:p/>
        </draw:connector>
        <draw:custom-shape draw:style-name="gr7" draw:text-style-name="P1" xml:id="id4" draw:id="id4" draw:layer="layout" svg:width="3.9cm" svg:height="2.2cm" svg:x="8.5cm" svg:y="2.6cm">
          <text:p text:style-name="P1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" draw:id="id9" draw:layer="layout" svg:width="4cm" svg:height="2.2cm" svg:x="8.8cm" svg:y="26.1cm">
          <text:p text:style-name="P1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10.45cm" svg:y1="4.8cm" svg:x2="10.45cm" svg:y2="5.5cm" draw:start-shape="id4" draw:start-glue-point="8" draw:end-shape="id5" draw:end-glue-point="0" svg:d="M10450 4800v700" svg:viewBox="0 0 1 701">
          <text:p/>
        </draw:connector>
        <draw:connector draw:style-name="gr6" draw:text-style-name="P2" draw:layer="layout" svg:x1="10.45cm" svg:y1="7.1cm" svg:x2="10.45cm" svg:y2="7.8cm" draw:start-shape="id5" draw:start-glue-point="2" draw:end-shape="id6" draw:end-glue-point="0" svg:d="M10450 7100v700" svg:viewBox="0 0 1 701">
          <text:p/>
        </draw:connector>
        <draw:connector draw:style-name="gr6" draw:text-style-name="P2" draw:layer="layout" svg:x1="10.45cm" svg:y1="9.3cm" svg:x2="10.45cm" svg:y2="10cm" draw:start-shape="id6" draw:start-glue-point="2" draw:end-shape="id7" draw:end-glue-point="0" svg:d="M10450 9300v700" svg:viewBox="0 0 1 701">
          <text:p/>
        </draw:connector>
        <draw:connector draw:style-name="gr6" draw:text-style-name="P2" draw:layer="layout" svg:x1="10.45cm" svg:y1="11.5cm" svg:x2="10.45cm" svg:y2="12.2cm" draw:start-shape="id7" draw:start-glue-point="2" draw:end-shape="id1" draw:end-glue-point="4" svg:d="M10450 11500v700" svg:viewBox="0 0 1 701">
          <text:p/>
        </draw:connector>
        <draw:connector draw:style-name="gr6" draw:text-style-name="P2" draw:layer="layout" draw:line-skew="0cm 2.798cm -0.899cm" svg:x1="15.9cm" svg:y1="17.4cm" svg:x2="5cm" svg:y2="13.7cm" draw:start-shape="id2" draw:start-glue-point="7" draw:end-shape="id1" draw:end-glue-point="5" svg:d="M15900 17400h502v4800h-12802v-8500h1400" svg:viewBox="0 0 12803 8501">
          <text:p/>
        </draw:connector>
        <draw:connector draw:style-name="gr6" draw:text-style-name="P2" draw:layer="layout" draw:line-skew="0cm -0.399cm" svg:x1="10.45cm" svg:y1="21.2cm" svg:x2="5cm" svg:y2="17.4cm" draw:start-shape="id3" draw:start-glue-point="2" draw:end-shape="id2" draw:end-glue-point="5" svg:d="M10450 21200v501h-6350v-4301h900" svg:viewBox="0 0 6351 4302">
          <text:p/>
        </draw:connector>
        <draw:connector draw:style-name="gr6" draw:text-style-name="P2" draw:layer="layout" draw:line-skew="0.498cm 3.449cm" svg:x1="15.9cm" svg:y1="13.7cm" svg:x2="10.8cm" svg:y2="23.5cm" draw:start-shape="id1" draw:start-glue-point="7" draw:end-shape="id8" draw:end-glue-point="0" svg:d="M15900 13700h1000v9100h-6100v700" svg:viewBox="0 0 6101 9801">
          <text:p/>
        </draw:connector>
        <draw:connector draw:style-name="gr6" draw:text-style-name="P2" draw:layer="layout" svg:x1="10.8cm" svg:y1="25.3cm" svg:x2="10.8cm" svg:y2="26.1cm" draw:start-shape="id8" draw:start-glue-point="2" draw:end-shape="id9" draw:end-glue-point="4" svg:d="M10800 25300v800" svg:viewBox="0 0 1 801">
          <text:p/>
        </draw:connector>
        <draw:custom-shape draw:style-name="gr9" draw:text-style-name="P3" draw:layer="layout" svg:width="3.1cm" svg:height="0.8cm" svg:x="1.3cm" svg:y="1.3cm">
          <text:p text:style-name="P1">Ejercicio 1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redeterminado">
        <draw:custom-shape draw:style-name="gr10" draw:text-style-name="P1" xml:id="id14" draw:id="id14" draw:layer="layout" svg:width="19.9cm" svg:height="1.6cm" svg:x="0.5cm" svg:y="3.301cm">
          <text:p text:style-name="P1">Introducir numero de filas y columnas, f, c1 y c2, para la matriz a y b</text:p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7.9cm" svg:height="1.5cm" svg:x="6.5cm" svg:y="5.601cm">
          <text:p text:style-name="P1">Introducir matrices a y b</text:p>
          <draw:enhanced-geometry svg:viewBox="0 0 21600 21600" draw:type="rectangle" draw:enhanced-path="M 0 0 L 21600 0 21600 21600 0 21600 0 0 Z N"/>
        </draw:custom-shape>
        <draw:custom-shape draw:style-name="gr3" draw:text-style-name="P1" xml:id="id16" draw:id="id16" draw:layer="layout" svg:width="7.7cm" svg:height="1.5cm" svg:x="6.6cm" svg:y="7.801cm">
          <text:p text:style-name="P1">Crear matriz resultado r</text:p>
          <draw:enhanced-geometry svg:viewBox="0 0 21600 21600" draw:type="rectangle" draw:enhanced-path="M 0 0 L 21600 0 21600 21600 0 21600 0 0 Z N"/>
        </draw:custom-shape>
        <draw:custom-shape draw:style-name="gr11" draw:text-style-name="P1" xml:id="id10" draw:id="id10" draw:layer="layout" svg:width="10.9cm" svg:height="2.299cm" svg:x="5cm" svg:y="10.001cm">
          <text:p text:style-name="P1">Desde v = 0</text:p>
          <text:p text:style-name="P1">Hasta v &lt; f</text:p>
          <text:p text:style-name="P1">Incremento v++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xml:id="id11" draw:id="id11" draw:layer="layout" svg:width="10.9cm" svg:height="2.299cm" svg:x="5cm" svg:y="13.001cm">
          <text:p text:style-name="P1">Desde h = 0</text:p>
          <text:p text:style-name="P1">Hasta h &lt; c2</text:p>
          <text:p text:style-name="P1">Incremento h++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1" xml:id="id17" draw:id="id17" draw:layer="layout" svg:width="6.8cm" svg:height="1.8cm" svg:x="7.4cm" svg:y="24.801cm">
          <text:p text:style-name="P1">Imprimir matriz r</text:p>
          <draw:enhanced-geometry svg:viewBox="0 0 21600 21600" draw:type="rectangle" draw:enhanced-path="M 0 0 L 21600 0 21600 21600 0 21600 0 0 Z N"/>
        </draw:custom-shape>
        <draw:custom-shape draw:style-name="gr12" draw:text-style-name="P1" xml:id="id12" draw:id="id12" draw:layer="layout" svg:width="3.9cm" svg:height="1.5cm" svg:x="8.5cm" svg:y="16.001cm">
          <text:p text:style-name="P1">r[v][h] = 0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.45cm" svg:y1="12.3cm" svg:x2="10.45cm" svg:y2="13.001cm" draw:start-shape="id10" draw:start-glue-point="6" draw:end-shape="id11" draw:end-glue-point="4" svg:d="M10450 12300v701" svg:viewBox="0 0 1 702">
          <text:p/>
        </draw:connector>
        <draw:connector draw:style-name="gr6" draw:text-style-name="P2" draw:layer="layout" svg:x1="10.45cm" svg:y1="15.3cm" svg:x2="10.45cm" svg:y2="16.001cm" draw:start-shape="id11" draw:start-glue-point="6" draw:end-shape="id12" draw:end-glue-point="0" svg:d="M10450 15300v701" svg:viewBox="0 0 1 702">
          <text:p/>
        </draw:connector>
        <draw:custom-shape draw:style-name="gr7" draw:text-style-name="P1" xml:id="id13" draw:id="id13" draw:layer="layout" svg:width="3.9cm" svg:height="2.2cm" svg:x="8.5cm" svg:y="0.401cm">
          <text:p text:style-name="P1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8" draw:id="id18" draw:layer="layout" svg:width="4cm" svg:height="2.2cm" svg:x="8.8cm" svg:y="27.201cm">
          <text:p text:style-name="P1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10.45cm" svg:y1="2.601cm" svg:x2="10.45cm" svg:y2="3.301cm" draw:start-shape="id13" draw:start-glue-point="8" draw:end-shape="id14" draw:end-glue-point="0" svg:d="M10450 2601v700" svg:viewBox="0 0 1 701">
          <text:p/>
        </draw:connector>
        <draw:connector draw:style-name="gr6" draw:text-style-name="P2" draw:layer="layout" svg:x1="10.45cm" svg:y1="4.901cm" svg:x2="10.45cm" svg:y2="5.601cm" draw:start-shape="id14" draw:start-glue-point="2" draw:end-shape="id15" draw:end-glue-point="0" svg:d="M10450 4901v700" svg:viewBox="0 0 1 701">
          <text:p/>
        </draw:connector>
        <draw:connector draw:style-name="gr6" draw:text-style-name="P2" draw:layer="layout" svg:x1="10.45cm" svg:y1="7.101cm" svg:x2="10.45cm" svg:y2="7.801cm" draw:start-shape="id15" draw:start-glue-point="2" draw:end-shape="id16" draw:end-glue-point="0" svg:d="M10450 7101v700" svg:viewBox="0 0 1 701">
          <text:p/>
        </draw:connector>
        <draw:connector draw:style-name="gr6" draw:text-style-name="P2" draw:layer="layout" svg:x1="10.45cm" svg:y1="9.301cm" svg:x2="10.45cm" svg:y2="10.001cm" draw:start-shape="id16" draw:start-glue-point="2" draw:end-shape="id10" draw:end-glue-point="4" svg:d="M10450 9301v700" svg:viewBox="0 0 1 701">
          <text:p/>
        </draw:connector>
        <draw:connector draw:style-name="gr6" draw:text-style-name="P2" draw:layer="layout" draw:line-skew="0.998cm 5.699cm" svg:x1="15.9cm" svg:y1="11.151cm" svg:x2="10.8cm" svg:y2="24.801cm" draw:start-shape="id10" draw:start-glue-point="7" draw:end-shape="id17" draw:end-glue-point="0" svg:d="M15900 11151h1500v13099h-6600v551" svg:viewBox="0 0 6601 13651">
          <text:p/>
        </draw:connector>
        <draw:connector draw:style-name="gr6" draw:text-style-name="P2" draw:layer="layout" svg:x1="10.8cm" svg:y1="26.601cm" svg:x2="10.8cm" svg:y2="27.201cm" draw:start-shape="id17" draw:start-glue-point="2" draw:end-shape="id18" draw:end-glue-point="4" svg:d="M10800 26601v600" svg:viewBox="0 0 1 601">
          <text:p/>
        </draw:connector>
        <draw:custom-shape draw:style-name="gr9" draw:text-style-name="P3" draw:layer="layout" svg:width="3.1cm" svg:height="0.8cm" svg:x="1.3cm" svg:y="0.701cm">
          <text:p text:style-name="P1">Ejercicio 2</text:p>
          <draw:enhanced-geometry svg:viewBox="0 0 21600 21600" draw:type="rectangle" draw:enhanced-path="M 0 0 L 21600 0 21600 21600 0 21600 0 0 Z N"/>
        </draw:custom-shape>
        <draw:custom-shape draw:style-name="gr11" draw:text-style-name="P1" xml:id="id19" draw:id="id19" draw:layer="layout" svg:width="10.9cm" svg:height="2.299cm" svg:x="5.001cm" svg:y="18.201cm">
          <text:p text:style-name="P1">Desde i = 0</text:p>
          <text:p text:style-name="P1">Hasta i &lt; c</text:p>
          <text:p text:style-name="P1">Incremento h++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" xml:id="id20" draw:id="id20" draw:layer="layout" svg:width="8.1cm" svg:height="1.5cm" svg:x="6.4cm" svg:y="21.2cm">
          <text:p text:style-name="P1">r[v][h] += m1[v][i] * m2[i][h]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.45cm" svg:y1="17.501cm" svg:x2="10.451cm" svg:y2="18.201cm" draw:start-shape="id12" draw:start-glue-point="2" draw:end-shape="id19" draw:end-glue-point="4" svg:d="M10450 17501v350h1v350" svg:viewBox="0 0 2 701">
          <text:p/>
        </draw:connector>
        <draw:connector draw:style-name="gr6" draw:text-style-name="P2" draw:layer="layout" svg:x1="10.451cm" svg:y1="20.5cm" svg:x2="10.45cm" svg:y2="21.2cm" draw:start-shape="id19" draw:start-glue-point="6" draw:end-shape="id20" draw:end-glue-point="0" svg:d="M10451 20500v350h-1v350" svg:viewBox="0 0 2 701">
          <text:p/>
        </draw:connector>
        <draw:connector draw:style-name="gr6" draw:text-style-name="P2" draw:layer="layout" svg:x1="10.45cm" svg:y1="22.7cm" svg:x2="5.001cm" svg:y2="19.351cm" draw:start-shape="id20" draw:start-glue-point="2" draw:end-shape="id19" draw:end-glue-point="5" svg:d="M10450 22700v501h-5950v-3850h501" svg:viewBox="0 0 5951 3851">
          <text:p/>
        </draw:connector>
        <draw:connector draw:style-name="gr6" draw:text-style-name="P2" draw:layer="layout" draw:line-skew="0cm 6.85cm -0.499cm" svg:x1="15.901cm" svg:y1="19.351cm" svg:x2="5cm" svg:y2="14.151cm" draw:start-shape="id19" draw:start-glue-point="7" draw:end-shape="id11" draw:end-glue-point="5" svg:d="M15901 19351h502v4249h-12403v-9449h1000" svg:viewBox="0 0 12404 9450">
          <text:p/>
        </draw:connector>
        <draw:connector draw:style-name="gr6" draw:text-style-name="P2" draw:layer="layout" draw:line-skew="0.498cm 14.501cm -0.999cm" svg:x1="15.9cm" svg:y1="14.151cm" svg:x2="5cm" svg:y2="11.151cm" draw:start-shape="id11" draw:start-glue-point="7" draw:end-shape="id10" draw:end-glue-point="5" svg:d="M15900 14151h1000v9849h-13400v-12849h1500" svg:viewBox="0 0 13401 12850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3-04T10:22:44.511964094</meta:creation-date>
    <dc:date>2020-03-04T11:55:17.227159702</dc:date>
    <meta:editing-duration>PT9M24S</meta:editing-duration>
    <meta:editing-cycles>1</meta:editing-cycles>
    <meta:document-statistic meta:object-count="45"/>
    <meta:generator>LibreOffice/6.3.3.2.0$Linux_X86_64 LibreOffice_project/30$Build-2</meta:generator>
  </office:meta>
</office:document-meta>
</file>